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82cm" fo:margin-left="0cm" table:align="left"/>
    </style:style>
    <style:style style:name="Таблица1.A" style:family="table-column">
      <style:table-column-properties style:column-width="8.241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cm" table:align="left"/>
    </style:style>
    <style:style style:name="Таблица2.A" style:family="table-column">
      <style:table-column-properties style:column-width="8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1.258cm"/>
    </style:style>
    <style:style style:name="Таблица2.3" style:family="table-row">
      <style:table-row-properties style:min-row-height="0.545cm"/>
    </style:style>
    <style:style style:name="Таблица2.4" style:family="table-row">
      <style:table-row-properties style:min-row-height="1.304cm"/>
    </style:style>
    <style:style style:name="Таблица3" style:family="table">
      <style:table-properties style:width="17.912cm" fo:margin-left="0cm" table:align="left"/>
    </style:style>
    <style:style style:name="Таблица3.A" style:family="table-column">
      <style:table-column-properties style:column-width="1.111cm"/>
    </style:style>
    <style:style style:name="Таблица3.B" style:family="table-column">
      <style:table-column-properties style:column-width="7.091cm"/>
    </style:style>
    <style:style style:name="Таблица3.C" style:family="table-column">
      <style:table-column-properties style:column-width="9.7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97cm" fo:border="0.5pt solid #000000" style:writing-mode="lr-tb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3.4" style:family="table-row">
      <style:table-row-properties style:min-row-height="4.646cm" style:use-optimal-row-height="false"/>
    </style:style>
    <style:style style:name="Таблица4" style:family="table">
      <style:table-properties style:width="17.912cm" fo:margin-left="0cm" table:align="left"/>
    </style:style>
    <style:style style:name="Таблица4.A" style:family="table-column">
      <style:table-column-properties style:column-width="1.111cm"/>
    </style:style>
    <style:style style:name="Таблица4.B" style:family="table-column">
      <style:table-column-properties style:column-width="7.091cm"/>
    </style:style>
    <style:style style:name="Таблица4.C" style:family="table-column">
      <style:table-column-properties style:column-width="9.71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fo:padding="0.097cm" fo:border="0.5pt solid #000000" style:writing-mode="lr-tb"/>
    </style:style>
    <style:style style:name="Таблица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08cm" style:rel-column-width="4273*"/>
    </style:style>
    <style:style style:name="Таблица5.B" style:family="table-column">
      <style:table-column-properties style:column-width="7.087cm" style:rel-column-width="27321*"/>
    </style:style>
    <style:style style:name="Таблица5.C" style:family="table-column">
      <style:table-column-properties style:column-width="8.805cm" style:rel-column-width="33941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175cm"/>
    </style:style>
    <style:style style:name="P1" style:family="paragraph" style:parent-style-name="Обычный" style:master-page-name="MP0">
      <style:paragraph-properties fo:text-align="justify" style:justify-single-word="false" style:page-number="auto" fo:break-before="page"/>
      <style:text-properties fo:font-weight="bold" style:font-weight-asian="bold" style:font-weight-complex="bold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hyphenation-ladder-count="no-limit" fo:hyphenation-keep="auto" loext:hyphenation-keep-type="column" style:vertical-align="auto"/>
      <style:text-properties style:font-name="Calibri" fo:font-size="11pt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4" style:family="paragraph" style:parent-style-name="Обычный">
      <style:paragraph-properties fo:hyphenation-ladder-count="no-limit" fo:hyphenation-keep="auto" loext:hyphenation-keep-type="column" style:vertical-align="auto"/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5" style:family="paragraph" style:parent-style-name="Обычный">
      <style:paragraph-properties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6" style:family="paragraph" style:parent-style-name="Обычный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/>
    </style:style>
    <style:style style:name="P9" style:family="paragraph" style:parent-style-name="Table_20_Contents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15%"/>
    </style:style>
    <style:style style:name="P11" style:family="paragraph" style:parent-style-name="Table_20_Contents">
      <style:paragraph-properties fo:margin-top="0.101cm" fo:margin-bottom="0.101cm" style:contextual-spacing="false"/>
    </style:style>
    <style:style style:name="P12" style:family="paragraph" style:parent-style-name="Standard">
      <style:text-properties style:font-name="Times New Roman" fo:font-size="11pt" style:font-size-asian="11pt" style:font-name-complex="Times New Roman"/>
    </style:style>
    <style:style style:name="P13" style:family="paragraph" style:parent-style-name="Table_20_Contents">
      <style:paragraph-properties fo:margin-top="0.101cm" fo:margin-bottom="0.101cm" style:contextual-spacing="false"/>
      <style:text-properties fo:font-size="11pt" style:font-size-asian="11pt"/>
    </style:style>
    <style:style style:name="P14" style:family="paragraph" style:parent-style-name="Table_20_Contents">
      <style:paragraph-properties fo:margin-top="0.101cm" fo:margin-bottom="0.101cm" style:contextual-spacing="false"/>
      <style:text-properties fo:font-size="12pt" fo:font-style="normal" fo:font-weight="bold" officeooo:rsid="0016739c" officeooo:paragraph-rsid="001f4d7b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6739c" officeooo:paragraph-rsid="001f4d7b" style:font-size-asian="12pt" style:font-name-complex="Times New Roman" style:font-size-complex="12pt"/>
    </style:style>
    <style:style style:name="P16" style:family="paragraph" style:parent-style-name="Table_20_Contents">
      <style:text-properties style:font-name="Times New Roman" fo:font-size="12pt" officeooo:rsid="0016739c" officeooo:paragraph-rsid="001f4d7b" style:font-size-asian="12pt" style:font-name-complex="Times New Roman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6739c" officeooo:paragraph-rsid="001f4d7b" style:font-size-asian="12pt" style:font-name-complex="Times New Roman" style:font-size-complex="12pt"/>
    </style:style>
    <style:style style:name="P18" style:family="paragraph" style:parent-style-name="Table_20_Contents">
      <style:text-properties style:font-name="Times New Roman" fo:font-size="12pt" fo:language="ru" fo:country="RU" officeooo:rsid="0016739c" officeooo:paragraph-rsid="001f4d7b" style:font-size-asian="12pt" style:font-name-complex="Times New Roman" style:font-size-complex="12pt"/>
    </style:style>
    <style:style style:name="P19" style:family="paragraph" style:parent-style-name="Table_20_Contents">
      <style:text-properties style:font-name="Times New Roman" fo:font-size="12pt" fo:language="en" fo:country="US" officeooo:rsid="0017213c" officeooo:paragraph-rsid="001f4d7b" style:font-size-asian="12pt" style:font-name-complex="Times New Roman" style:font-size-complex="12pt"/>
    </style:style>
    <style:style style:name="P20" style:family="paragraph" style:parent-style-name="Table_20_Contents">
      <style:text-properties style:font-name="Times New Roman" fo:font-size="12pt" fo:language="ru" fo:country="RU" officeooo:rsid="0017213c" officeooo:paragraph-rsid="001f4d7b" style:font-size-asian="12pt" style:font-name-complex="Times New Roman" style:font-size-complex="12pt"/>
    </style:style>
    <style:style style:name="P21" style:family="paragraph" style:parent-style-name="Table_20_Contents">
      <style:paragraph-properties fo:margin-top="0.101cm" fo:margin-bottom="0.101cm" style:contextual-spacing="false"/>
      <style:text-properties style:font-name="Times New Roman" fo:font-size="14pt" officeooo:paragraph-rsid="001f4d7b" style:font-size-asian="14pt" style:font-name-complex="Times New Roman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213c"/>
    </style:style>
    <style:style style:name="T6" style:family="text">
      <style:text-properties officeooo:rsid="0017e016"/>
    </style:style>
    <style:style style:name="T7" style:family="text">
      <style:text-properties officeooo:rsid="0017213c"/>
    </style:style>
    <style:style style:name="T8" style:family="text">
      <style:text-properties fo:language="en" fo:country="US" officeooo:rsid="0017e016"/>
    </style:style>
    <style:style style:name="T9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асанова Г.В.</text:p>
      <text:p text:style-name="P2"><text:span text:style-name="Основной_20_шрифт_20_абзаца"><text:span text:style-name="T1">Автотест</text:span></text:span>: Переход на «Магазины» в главной странице.</text:p>
      <text:p text:style-name="P2"><text:span text:style-name="Основной_20_шрифт_20_абзаца"><text:span text:style-name="T1">Страница</text:span></text:span> для тестирования: Главная страница сайта <text:a xlink:type="simple" xlink:href="https://kupislona-store.ru/" office:target-frame-name="_top" xlink:show="replace" text:style-name="Internet_20_link" text:visited-style-name="Visited_20_Internet_20_Link"><text:span text:style-name="Гиперссылка">https://kupislona-store.ru/</text:span></text:a>.</text:p>
      <text:p text:style-name="P2"/>
      <text:p text:style-name="P2">Тест-кейс №1 Переход на «Магазины» в главной странице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Действия </text:p>
          </table:table-cell>
          <table:table-cell table:style-name="Таблица1.A1" office:value-type="string">
            <text:p text:style-name="P3">Результат</text:p>
          </table:table-cell>
        </table:table-row>
        <table:table-row>
          <table:table-cell table:style-name="Таблица1.A1" office:value-type="string">
            <text:p text:style-name="P4">1.Открыть сайт https://kupislona-store.ru/.</text:p>
          </table:table-cell>
          <table:table-cell table:style-name="Таблица1.A1" office:value-type="string">
            <text:p text:style-name="P4">1.Страница загрузилась</text:p>
            <text:p text:style-name="P4">1.1. Заголовок страница содержит текст «Купи слона»</text:p>
          </table:table-cell>
        </table:table-row>
        <table:table-row>
          <table:table-cell table:style-name="Таблица1.A1" office:value-type="string">
            <text:p text:style-name="P4">2.Нажать на «Магазины» в главном меню</text:p>
          </table:table-cell>
          <table:table-cell table:style-name="Таблица1.A1" office:value-type="string">
            <text:p text:style-name="P5"><text:span text:style-name="Основной_20_шрифт_20_абзаца"><text:span text:style-name="T2">2.Страница обновилась</text:span></text:span></text:p>
            <text:p text:style-name="P5"><text:span text:style-name="Основной_20_шрифт_20_абзаца"><text:span text:style-name="T2">2.1. </text:span></text:span><text:span text:style-name="Основной_20_шрифт_20_абзаца"><text:span text:style-name="T3">URL</text:span></text:span><text:span text:style-name="Основной_20_шрифт_20_абзаца"><text:span text:style-name="T2"> содержит «adresa-magazinov»</text:span></text:span></text:p>
            <text:p text:style-name="P5"><text:span text:style-name="Основной_20_шрифт_20_абзаца"><text:span text:style-name="T2">2.2. Заголовок страница содержит текст «Адреса магазинов»</text:span></text:span></text:p>
          </table:table-cell>
        </table:table-row>
      </table:table>
      <text:p text:style-name="P6"/>
      <text:p text:style-name="P6"/>
      <text:p text:style-name="P6"/>
      <text:p text:style-name="P6">Шавалеева А. А.</text:p>
      <text:p text:style-name="P2"><text:span text:style-name="Основной_20_шрифт_20_абзаца"><text:span text:style-name="T1">Автотест</text:span></text:span>: Поиск товара с корректным названием на главной странице.</text:p>
      <text:p text:style-name="P2"><text:span text:style-name="Основной_20_шрифт_20_абзаца"><text:span text:style-name="T1">Страница</text:span></text:span> <text:span text:style-name="Основной_20_шрифт_20_абзаца"><text:span text:style-name="T1">для тестирования:</text:span></text:span> Главная страница сайта <text:a xlink:type="simple" xlink:href="https://kupislona-store.ru/" office:target-frame-name="_top" xlink:show="replace" text:style-name="Internet_20_link" text:visited-style-name="Visited_20_Internet_20_Link"><text:span text:style-name="Гиперссылка">https://kupislona-store.ru/</text:span></text:a>.</text:p>
      <text:p text:style-name="P2"><text:span text:style-name="Основной_20_шрифт_20_абзаца"><text:span text:style-name="T1">Функционал</text:span></text:span>: Поле поиска в шапке сайта.</text:p>
      <text:p text:style-name="P6">Тест- кейс №2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">Действия </text:p>
          </table:table-cell>
          <table:table-cell table:style-name="Таблица2.A1" office:value-type="string">
            <text:p text:style-name="P3">Результат</text:p>
          </table:table-cell>
        </table:table-row>
        <table:table-row table:style-name="Таблица2.2">
          <table:table-cell table:style-name="Таблица2.A1" office:value-type="string">
            <text:p text:style-name="P4">1.Открыть сайт https://kupislona-store.ru/.</text:p>
          </table:table-cell>
          <table:table-cell table:style-name="Таблица2.A1" office:value-type="string">
            <text:p text:style-name="P4">1.Страница загрузилась, отображены элементы сайта.</text:p>
          </table:table-cell>
        </table:table-row>
        <table:table-row table:style-name="Таблица2.3">
          <table:table-cell table:style-name="Таблица2.A1" office:value-type="string">
            <text:p text:style-name="P4">2.Нажать на поле поиска в шапке сайта. 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3">2</text:span></text:span><text:span text:style-name="Основной_20_шрифт_20_абзаца"><text:span text:style-name="T2">.Поле активно, появился курсор.</text:span></text:span></text:p>
          </table:table-cell>
        </table:table-row>
        <table:table-row table:style-name="Таблица2.4">
          <table:table-cell table:style-name="Таблица2.A1" office:value-type="string">
            <text:p text:style-name="P5"><text:span text:style-name="Основной_20_шрифт_20_абзаца"><text:span text:style-name="T2">3.Ввести в поле поиска название товара “Блокнот </text:span></text:span><text:span text:style-name="Основной_20_шрифт_20_абзаца"><text:span text:style-name="T3">green</text:span></text:span><text:span text:style-name="Основной_20_шрифт_20_абзаца"><text:span text:style-name="T2">”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">3.Отображается введенный текст “Блокнот </text:span></text:span><text:span text:style-name="Основной_20_шрифт_20_абзаца"><text:span text:style-name="T3">green</text:span></text:span><text:span text:style-name="Основной_20_шрифт_20_абзаца"><text:span text:style-name="T2">”.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Основной_20_шрифт_20_абзаца"><text:span text:style-name="T3">4</text:span></text:span><text:span text:style-name="Основной_20_шрифт_20_абзаца"><text:span text:style-name="T2">.Нажать кнопку поиска </text:span></text:span><text:span text:style-name="Основной_20_шрифт_20_абзаца"><text:span text:style-name="T3">“</text:span></text:span><text:span text:style-name="Основной_20_шрифт_20_абзаца"><text:span text:style-name="T2">Лупа</text:span></text:span><text:span text:style-name="Основной_20_шрифт_20_абзаца"><text:span text:style-name="T3">”</text:span></text:span><text:span text:style-name="Основной_20_шрифт_20_абзаца"><text:span text:style-name="T2">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">4.1Перешли на страницу с результатом поиска. </text:span></text:span><text:span text:style-name="Основной_20_шрифт_20_абзаца"><text:span text:style-name="T3">URL</text:span></text:span><text:span text:style-name="Основной_20_шрифт_20_абзаца"><text:span text:style-name="T2"> содержит результат (</text:span></text:span><text:span text:style-name="Основной_20_шрифт_20_абзаца"><text:span text:style-name="T3">search</text:span></text:span><text:span text:style-name="Основной_20_шрифт_20_абзаца"><text:span text:style-name="T2">, </text:span></text:span><text:span text:style-name="Основной_20_шрифт_20_абзаца"><text:span text:style-name="T3">green</text:span></text:span><text:span text:style-name="Основной_20_шрифт_20_абзаца"><text:span text:style-name="T2">)</text:span></text:span></text:p>
            <text:p text:style-name="P4">4.2 Заголовок страницы “Результат поиска”.</text:p>
            <text:p text:style-name="P5"><text:span text:style-name="Основной_20_шрифт_20_абзаца"><text:span text:style-name="T2">4.3Отображается карточка товара.</text:span></text:span></text:p>
          </table:table-cell>
        </table:table-row>
      </table:table>
      <text:p text:style-name="P2"/>
      <text:p text:style-name="P2"/>
      <text:p text:style-name="P7"/>
      <text:p text:style-name="P7">Юртаева М.</text:p>
      <text:p text:style-name="P7">Автотест 3 - Отсутствие результатов поиска при неконкретном вводе данных</text:p>
      <text:p text:style-name="P7">Страница — главная страница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9">№ п/п</text:p>
          </table:table-cell>
          <table:table-cell table:style-name="Таблица3.A1" office:value-type="string">
            <text:p text:style-name="P9">Действие</text:p>
          </table:table-cell>
          <table:table-cell table:style-name="Таблица3.C1" office:value-type="string">
            <text:p text:style-name="P9">Ожидаемый результат</text:p>
          </table:table-cell>
        </table:table-row>
        <table:table-row>
          <table:table-cell table:style-name="Таблица3.A2" office:value-type="string">
            <text:p text:style-name="P10">1</text:p>
          </table:table-cell>
          <table:table-cell table:style-name="Таблица3.A2" office:value-type="string">
            <text:p text:style-name="P11">Находиться на главной странице (<text:a xlink:type="simple" xlink:href="https://kupislona-store.ru/" office:target-frame-name="_top" xlink:show="replace" text:style-name="Internet_20_link" text:visited-style-name="Visited_20_Internet_20_Link">https://kupislona-store.ru/</text:a>), нажать ПКМ на строку поиска в хэдере</text:p>
          </table:table-cell>
          <table:table-cell table:style-name="Таблица3.C2" office:value-type="string">
            <text:p text:style-name="P11">Курсор поменяется на <text:span text:style-name="Основной_20_шрифт_20_абзаца"><text:span text:style-name="T4">|</text:span></text:span></text:p>
          </table:table-cell>
        </table:table-row>
        <table:table-row>
          <table:table-cell table:style-name="Таблица3.A2" office:value-type="string">
            <text:p text:style-name="P10">2</text:p>
          </table:table-cell>
          <table:table-cell table:style-name="Таблица3.A2" office:value-type="string">
            <text:p text:style-name="P11">Ввести «ывдмтавдоатрыодтр»</text:p>
          </table:table-cell>
          <table:table-cell table:style-name="Таблица3.C2" office:value-type="string">
            <text:p text:style-name="P11">В строке записано «ывдмтавдоатрыодтр»</text:p>
          </table:table-cell>
        </table:table-row>
        <table:table-row table:style-name="Таблица3.4">
          <table:table-cell table:style-name="Таблица3.A2" office:value-type="string">
            <text:p text:style-name="P10">3</text:p>
          </table:table-cell>
          <table:table-cell table:style-name="Таблица3.A2" office:value-type="string">
            <text:p text:style-name="P11">Нажать ПКМ на лупу в строке поиске</text:p>
          </table:table-cell>
          <table:table-cell table:style-name="Таблица3.C2" office:value-type="string">
            <text:p text:style-name="P11">Страница обновиться. Поменяется <text:span text:style-name="Основной_20_шрифт_20_абзаца"><text:span text:style-name="T4">url</text:span></text:span> на https://kupislona-store.ru/search-result?search= ывдмтавдоатрыодтр.</text:p>
            <text:p text:style-name="P11"><text:soft-page-break/>Заголовок страницы — Результат поиска</text:p>
            <text:p text:style-name="P11">Карточек товара — отсутствует локатор 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8"/>
      <text:p text:style-name="P8"/>
      <text:p text:style-name="P7">Григорьева А.А.</text:p>
      <text:p text:style-name="P7">Автотест 4 - <text:s/>Верный переход по разделам в верхнего меню хэдере</text:p>
      <text:p text:style-name="P7">Страница — главная страница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9">№ п/п</text:p>
          </table:table-cell>
          <table:table-cell table:style-name="Таблица4.A1" office:value-type="string">
            <text:p text:style-name="P9">Действие</text:p>
          </table:table-cell>
          <table:table-cell table:style-name="Таблица4.C1" office:value-type="string">
            <text:p text:style-name="P9">Ожидаемый результат</text:p>
          </table:table-cell>
        </table:table-row>
        <table:table-row>
          <table:table-cell table:style-name="Таблица4.A2" office:value-type="string">
            <text:p text:style-name="P10">1</text:p>
          </table:table-cell>
          <table:table-cell table:style-name="Таблица4.A2" office:value-type="string">
            <text:p text:style-name="P11">Находиться на главной странице <text:s text:c="2"/>(<text:a xlink:type="simple" xlink:href="https://kupislona-store.ru/" office:target-frame-name="_top" xlink:show="replace" text:style-name="Internet_20_link" text:visited-style-name="Visited_20_Internet_20_Link">https://kupislona-store.ru/</text:a>), нажать ПКМ на раздел «Контакты» в верхнем меню</text:p>
          </table:table-cell>
          <table:table-cell table:style-name="Таблица4.C2" office:value-type="string">
            <text:p text:style-name="P11">Страница обновиться. Поменяется <text:span text:style-name="Основной_20_шрифт_20_абзаца"><text:span text:style-name="T4">url</text:span></text:span> на https://kupislona-store.ru/content/kontakty.</text:p>
            <text:p text:style-name="P11">Заголовок страницы — «Контакты»</text:p>
          </table:table-cell>
        </table:table-row>
        <table:table-row>
          <table:table-cell table:style-name="Таблица4.A2" office:value-type="string">
            <text:p text:style-name="P10">2</text:p>
          </table:table-cell>
          <table:table-cell table:style-name="Таблица4.A2" office:value-type="string">
            <text:p text:style-name="P11">Находиться на странице контакты <text:s/>(https://kupislona-store.ru/content/kontakty), нажать ПКМ на логотип «Купи слона»</text:p>
          </table:table-cell>
          <table:table-cell table:style-name="Таблица4.C2" office:value-type="string">
            <text:p text:style-name="P11">Страница обновиться. Поменяется <text:span text:style-name="Основной_20_шрифт_20_абзаца"><text:span text:style-name="T4">url</text:span></text:span> на <text:a xlink:type="simple" xlink:href="https://kupislona-store.ru/" office:target-frame-name="_top" xlink:show="replace" text:style-name="Internet_20_link" text:visited-style-name="Visited_20_Internet_20_Link">https://kupislona-store.ru/</text:a></text:p>
            <text:p text:style-name="P11">Заголовок страницы — «Главное меню»</text:p>
            <text:p text:style-name="P11">Внизу основного содержания страницы, перед футером на странице содержится текст: 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2">Примечания: </text:p>
      <text:p text:style-name="P13">Заголовок страницы — «Главное меню» - есть на любой странице </text:p>
      <text:p text:style-name="P13">Текст – только на главной </text:p>
      <text:p text:style-name="P13"/>
      <text:p text:style-name="P14">Исмаилов А.З.<text:line-break/>Тест-кейс №5 Проверка отображения пустой корзины и перехода на страницу корзины</text:p>
      <text:p text:style-name="P14">Пред.условия: количество товаров в корзине = 0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5">№</text:p>
          </table:table-cell>
          <table:table-cell table:style-name="Таблица5.A1" office:value-type="string">
            <text:p text:style-name="P16">Действия</text:p>
          </table:table-cell>
          <table:table-cell table:style-name="Таблица5.C1" office:value-type="string">
            <text:p text:style-name="P16">Ожидаемый результат</text:p>
          </table:table-cell>
        </table:table-row>
        <table:table-row>
          <table:table-cell table:style-name="Таблица5.A2" office:value-type="string">
            <text:p text:style-name="P17">1.</text:p>
          </table:table-cell>
          <table:table-cell table:style-name="Таблица5.A2" office:value-type="string">
            <text:p text:style-name="P16">Открыть сайт «https://kupislona-store.ru/»</text:p>
          </table:table-cell>
          <table:table-cell table:style-name="Таблица5.C2" office:value-type="string">
            <text:p text:style-name="P16"><text:span text:style-name="T5">1.</text:span>В хедер<text:span text:style-name="T6">е</text:span> <text:span text:style-name="T7">на иконке корзины отображается цифра «</text:span><text:span text:style-name="T5">0</text:span><text:span text:style-name="T7">»</text:span> </text:p>
          </table:table-cell>
        </table:table-row>
        <table:table-row table:style-name="Таблица5.3">
          <table:table-cell table:style-name="Таблица5.A2" office:value-type="string">
            <text:p text:style-name="P17">2.</text:p>
          </table:table-cell>
          <table:table-cell table:style-name="Таблица5.A2" office:value-type="string">
            <text:p text:style-name="P18">В<text:span text:style-name="T4"> </text:span><text:span text:style-name="T8">х</text:span><text:span text:style-name="T6">едере</text:span><text:span text:style-name="T4"> </text:span>нажать на иконку корзины</text:p>
          </table:table-cell>
          <table:table-cell table:style-name="Таблица5.C2" office:value-type="string">
            <text:p text:style-name="P19">2.1.<text:span text:style-name="T9">Отображается страница корзины</text:span></text:p>
            <text:p text:style-name="P20">2.2.<text:span text:style-name="T4">URL = “</text:span><text:a xlink:type="simple" xlink:href="https://kupislona-store.ru/cart" text:style-name="Internet_20_link" text:visited-style-name="Visited_20_Internet_20_Link"><text:span text:style-name="T4">https://kupislona-store.ru/cart</text:span></text:a><text:span text:style-name="T4">”</text:span></text:p>
            <text:p text:style-name="P19">2.3. <text:span text:style-name="T9">Заголовок страницы = «Корзина»</text:span></text:p>
            <text:p text:style-name="P20">2.4.Отображается текст «В Вашей корзине нет товаров.»</text:p>
          </table:table-cell>
        </table:table-row>
      </table:table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/>
    <meta:initial-creator>Анастасия</meta:initial-creator>
    <meta:creation-date>2026-01-24T21:28:00Z</meta:creation-date>
    <dc:date>2026-01-28T13:48:46.287152100</dc:date>
    <meta:editing-cycles>5</meta:editing-cycles>
    <meta:editing-duration>PT6M1S</meta:editing-duration>
    <meta:document-statistic meta:table-count="5" meta:image-count="0" meta:object-count="0" meta:page-count="3" meta:paragraph-count="79" meta:word-count="424" meta:character-count="3345" meta:non-whitespace-character-count="2979"/>
    <meta:template xlink:type="simple" xlink:actuate="onRequest" xlink:title="" xlink:href="Normal"/>
  </office:meta>
</office:document-meta>
</file>